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6mm"/>
    </style:style>
    <style:style style:name="co2" style:family="table-column">
      <style:table-column-properties fo:break-before="auto" style:column-width="21.8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54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59.09mm"/>
    </style:style>
    <style:style style:name="co11" style:family="table-column">
      <style:table-column-properties fo:break-before="auto" style:column-width="43.97mm"/>
    </style:style>
    <style:style style:name="co12" style:family="table-column">
      <style:table-column-properties fo:break-before="auto" style:column-width="45.28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FESSOR</text:p>
          </table:table-cell>
          <table:covered-table-cell table:style-name="ce5"/>
          <table:covered-table-cell table:number-columns-repeated="3" table:style-name="ce6"/>
          <table:table-cell/>
          <table:table-cell table:style-name="ce1" office:value-type="string" calcext:value-type="string" table:number-columns-spanned="3" table:number-rows-spanned="1">
            <text:p>PROFESSOR_TELEFONE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DEPENDENTE_PROFESSOR </text:p>
          </table:table-cell>
          <table:covered-table-cell table:style-name="ce2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TITULO</text:p>
          </table:table-cell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/>
          <table:table-cell table:style-name="ce15" office:value-type="string" calcext:value-type="string">
            <text:p>IDPROFESSOR</text:p>
          </table:table-cell>
          <table:table-cell table:style-name="ce16" office:value-type="string" calcext:value-type="string">
            <text:p>IDDEPENDENTE</text:p>
          </table:table-cell>
          <table:table-cell table:style-name="ce15" office:value-type="string" calcext:value-type="string">
            <text:p>NOME</text:p>
          </table:table-cell>
          <table:table-cell table:style-name="ce19" office:value-type="string" calcext:value-type="string">
            <text:p>SOBRENOME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marco</text:p>
          </table:table-cell>
          <table:table-cell table:style-name="ce5" office:value-type="string" calcext:value-type="string">
            <text:p>domingu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87179817" calcext:value-type="float">
            <text:p>987179817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eduardo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rafael</text:p>
          </table:table-cell>
          <table:table-cell table:style-name="ce5" office:value-type="string" calcext:value-type="string">
            <text:p>roqu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5551553" office:value-type="float" office:value="992731370" calcext:value-type="float">
            <text:p>99273137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carlos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anderson</text:p>
          </table:table-cell>
          <table:table-cell table:style-name="ce5" office:value-type="string" calcext:value-type="string">
            <text:p>moreir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87179818" calcext:value-type="float">
            <text:p>987179818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aeci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abadi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5]+5551553" office:value-type="float" office:value="992731371" calcext:value-type="float">
            <text:p>99273137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string" calcext:value-type="string">
            <text:p>Willis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goncalve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19" calcext:value-type="float">
            <text:p>98717981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luiz</text:p>
          </table:table-cell>
          <table:table-cell table:style-name="ce18" office:value-type="string" calcext:value-type="string">
            <text:p>junior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freir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7]+5551553" office:value-type="float" office:value="992731372" calcext:value-type="float">
            <text:p>99273137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Sasha</text:p>
          </table:table-cell>
          <table:table-cell table:style-name="ce18" office:value-type="string" calcext:value-type="string">
            <text:p>meneguel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danta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0" calcext:value-type="float">
            <text:p>9871798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wanessa </text:p>
          </table:table-cell>
          <table:table-cell table:style-name="ce18" office:value-type="string" calcext:value-type="string">
            <text:p>camargo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tora</text:p>
          </table:table-cell>
          <table:table-cell table:style-name="ce5"/>
          <table:table-cell table:style-name="ce5" office:value-type="string" calcext:value-type="string">
            <text:p>aida</text:p>
          </table:table-cell>
          <table:table-cell table:style-name="ce5" office:value-type="string" calcext:value-type="string">
            <text:p>ferreira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1" calcext:value-type="float">
            <text:p>98717982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mariano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marcos </text:p>
          </table:table-cell>
          <table:table-cell table:style-name="ce5" office:value-type="string" calcext:value-type="string">
            <text:p>andré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2" calcext:value-type="float">
            <text:p>98717982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ri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jose</text:p>
          </table:table-cell>
          <table:table-cell table:style-name="ce18" office:value-type="string" calcext:value-type="string">
            <text:p>jor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conceica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/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ALUNO_TELEFONE</text:p>
          </table:table-cell>
          <table:covered-table-cell table:style-name="ce1"/>
          <table:covered-table-cell table:style-name="ce5"/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18" office:value-type="string" calcext:value-type="string">
            <text:p>sebastiao</text:p>
          </table:table-cell>
          <table:table-cell table:style-name="ce18" office:value-type="string" calcext:value-type="string">
            <text:p>carl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ALUN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welligton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exsandro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124545" office:value-type="float" office:value="987304362" calcext:value-type="float">
            <text:p>987304362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mayssa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4]+124545" office:value-type="float" office:value="992855915" calcext:value-type="float">
            <text:p>99285591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daiana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5]+124545" office:value-type="float" office:value="987304363" calcext:value-type="float">
            <text:p>987304363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enz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scila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6]+124545" office:value-type="float" office:value="992855916" calcext:value-type="float">
            <text:p>99285591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tiago</text:p>
          </table:table-cell>
          <table:table-cell table:style-name="ce18" office:value-type="string" calcext:value-type="string">
            <text:p>velame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aul</text:p>
          </table:table-cell>
          <table:table-cell table:style-name="ce5" office:value-type="string" calcext:value-type="string">
            <text:p>seixa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[.I7]+124545" office:value-type="float" office:value="987304364" calcext:value-type="float">
            <text:p>98730436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string" calcext:value-type="string">
            <text:p>flavio</text:p>
          </table:table-cell>
          <table:table-cell table:style-name="ce18" office:value-type="string" calcext:value-type="string">
            <text:p>gueiros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buarqu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8]+124545" office:value-type="float" office:value="992855917" calcext:value-type="float">
            <text:p>9928559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Myrelly</text:p>
          </table:table-cell>
          <table:table-cell table:style-name="ce18" office:value-type="string" calcext:value-type="string">
            <text:p>karoline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cesa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9]+124545" office:value-type="float" office:value="987304365" calcext:value-type="float">
            <text:p>98730436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18" office:value-type="string" calcext:value-type="string">
            <text:p>emmlly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0]+124545" office:value-type="float" office:value="987304366" calcext:value-type="float">
            <text:p>987304366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valeri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jonh</text:p>
          </table:table-cell>
          <table:table-cell table:style-name="ce5" office:value-type="string" calcext:value-type="string">
            <text:p>lima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1]+124545" office:value-type="float" office:value="987304367" calcext:value-type="float">
            <text:p>9873043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vaness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ideo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5]+121515" office:value-type="float" office:value="987425882" calcext:value-type="float">
            <text:p>98742588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string" calcext:value-type="string">
            <text:p>tesla</text:p>
          </table:table-cell>
          <table:table-cell table:number-columns-repeated="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aurilo</text:p>
          </table:table-cell>
          <table:table-cell table:style-name="ce5" office:value-type="string" calcext:value-type="string">
            <text:p>santa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6]+121515" office:value-type="float" office:value="987547397" calcext:value-type="float">
            <text:p>98754739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marcio</text:p>
          </table:table-cell>
          <table:table-cell table:style-name="ce18" office:value-type="string" calcext:value-type="string">
            <text:p>matos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auricio</text:p>
          </table:table-cell>
          <table:table-cell table:style-name="ce5" office:value-type="string" calcext:value-type="string">
            <text:p>mour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27]+121515" office:value-type="float" office:value="987668912" calcext:value-type="float">
            <text:p>987668912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rafael</text:p>
          </table:table-cell>
          <table:table-cell table:style-name="ce18" office:value-type="string" calcext:value-type="string">
            <text:p>bittencourt</text:p>
          </table:table-cell>
          <table:table-cell table:number-columns-repeated="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8]+121515" office:value-type="float" office:value="987790427" calcext:value-type="float">
            <text:p>987790427</text:p>
          </table:table-cell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string" calcext:value-type="string">
            <text:p>marcel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9]+121515" office:value-type="float" office:value="987911942" calcext:value-type="float">
            <text:p>987911942</text:p>
          </table:table-cell>
          <table:table-cell table:number-columns-repeated="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eduard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0]+121515" office:value-type="float" office:value="988033457" calcext:value-type="float">
            <text:p>988033457</text:p>
          </table:table-cell>
          <table:table-cell table:number-columns-repeated="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1]+121515" office:value-type="float" office:value="988154972" calcext:value-type="float">
            <text:p>988154972</text:p>
          </table:table-cell>
          <table:table-cell table:number-columns-repeated="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matheus</text:p>
          </table:table-cell>
          <table:table-cell table:style-name="ce5" office:value-type="string" calcext:value-type="string">
            <text:p>neves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2]+121515" office:value-type="float" office:value="988276487" calcext:value-type="float">
            <text:p>988276487</text:p>
          </table:table-cell>
          <table:table-cell table:number-columns-repeated="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3]+121515" office:value-type="float" office:value="988398002" calcext:value-type="float">
            <text:p>988398002</text:p>
          </table:table-cell>
          <table:table-cell/>
          <table:table-cell table:style-name="ce2" office:value-type="string" calcext:value-type="string">
            <text:p>AVALIACAO</text:p>
          </table:table-cell>
          <table:table-cell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NOTA</text:p>
          </table:table-cell>
          <table:table-cell/>
          <table:table-cell table:style-name="ce2" office:value-type="string" calcext:value-type="string">
            <text:p>turm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4]+121515" office:value-type="float" office:value="988519517" calcext:value-type="float">
            <text:p>988519517</text:p>
          </table:table-cell>
          <table:table-cell/>
          <table:table-cell table:style-name="ce5" office:value-type="string" calcext:value-type="string">
            <text:p>descricao</text:p>
          </table:table-cell>
          <table:table-cell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3"/>
          <table:table-cell table:style-name="ce5" office:value-type="string" calcext:value-type="string">
            <text:p>unidade1</text:p>
          </table:table-cell>
          <table:table-cell/>
          <table:table-cell table:style-name="ce5" office:value-type="string" calcext:value-type="string">
            <text:p>idturma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5]+121515" office:value-type="float" office:value="988641032" calcext:value-type="float">
            <text:p>988641032</text:p>
          </table:table-cell>
          <table:table-cell/>
          <table:table-cell table:style-name="ce5" office:value-type="string" calcext:value-type="string">
            <text:p>peso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unidade2</text:p>
          </table:table-cell>
          <table:table-cell/>
          <table:table-cell table:style-name="ce5" office:value-type="string" calcext:value-type="string">
            <text:p>idaluno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notaMax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final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notaMin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idnotas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dataLancamento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unidad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idavaliacao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ce4"/>
          <table:table-cell table:number-columns-repeated="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nota</text:p>
          </table:table-cell>
          <table:table-cell table:number-columns-repeated="1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1" office:value-type="string" calcext:value-type="string" table:number-columns-spanned="10" table:number-rows-spanned="1">
            <text:p>DIARIO</text:p>
          </table:table-cell>
          <table:covered-table-cell table:number-columns-repeated="9" table:style-name="ce13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IDDIARIO</text:p>
          </table:table-cell>
          <table:table-cell table:style-name="ce14" office:value-type="string" calcext:value-type="string">
            <text:p>PROFESSORPRINCIPAL</text:p>
          </table:table-cell>
          <table:table-cell table:style-name="ce14" office:value-type="string" calcext:value-type="string">
            <text:p>LISTAPROFESSORESAUXILIARES</text:p>
          </table:table-cell>
          <table:table-cell table:style-name="ce14" office:value-type="string" calcext:value-type="string">
            <text:p>IDDISCIPLINA</text:p>
          </table:table-cell>
          <table:table-cell table:style-name="ce14" office:value-type="string" calcext:value-type="string">
            <text:p>TURNO</text:p>
          </table:table-cell>
          <table:table-cell table:style-name="ce14" office:value-type="string" calcext:value-type="string">
            <text:p>IDTURMA</text:p>
          </table:table-cell>
          <table:table-cell table:style-name="ce14" office:value-type="string" calcext:value-type="string">
            <text:p>IDCURSO</text:p>
          </table:table-cell>
          <table:table-cell table:style-name="ce14" office:value-type="string" calcext:value-type="string">
            <text:p>QUANTIDADEALUNOS</text:p>
          </table:table-cell>
          <table:table-cell table:style-name="ce14" office:value-type="string" calcext:value-type="string">
            <text:p>CONTROLEAVALIACAO</text:p>
          </table:table-cell>
          <table:table-cell table:style-name="ce14" office:value-type="string" calcext:value-type="string">
            <text:p>FREQUENCIACONTEUDO</text:p>
          </table:table-cell>
          <table:table-cell table:style-name="ce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1" calcext:value-type="float">
            <text:p>11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2" table:number-columns-repeated="2"/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5" table:number-columns-repeated="9"/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3" table:number-rows-spanned="1">
            <text:p>DISCIPLINA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7"/>
          <table:table-cell table:style-name="ce20" office:value-type="string" calcext:value-type="string">
            <text:p>iddisciplina</text:p>
          </table:table-cell>
          <table:table-cell table:style-name="ce20" office:value-type="string" calcext:value-type="string">
            <text:p>cargaHoraria</text:p>
          </table:table-cell>
          <table:table-cell table:style-name="ce20" office:value-type="string" calcext:value-type="string">
            <text:p>nome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Estrutura de Dad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Banco de Dados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anco de Dados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Arquitetura de Computadore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Sistema Operacionai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string" calcext:value-type="string">
            <text:p>Português Instrumental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string" calcext:value-type="string">
            <text:p>Inglês Instrumental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Programação Orientada a Objet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Desenvolvimento Web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Desenvolvimento Web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string" calcext:value-type="string">
            <text:p>Cálculo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Cálculo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string" calcext:value-type="string">
            <text:p>Cálculo 3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string" calcext:value-type="string">
            <text:p>Redes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string" calcext:value-type="string">
            <text:p>Redes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20" office:value-type="string" calcext:value-type="string">
            <text:p>Sistemas Embarcad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string" calcext:value-type="string">
            <text:p>LIBRA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string" calcext:value-type="string">
            <text:p>Introdução à Programaçã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string" calcext:value-type="string">
            <text:p>Ética Profissional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string" calcext:value-type="string">
            <text:p>Cálculo Numéric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string" calcext:value-type="string">
            <text:p>Geometria Analítica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9:56:29.4916587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8T20:00:54.599329278</dc:date>
    <meta:editing-duration>PT1H56M38S</meta:editing-duration>
    <meta:editing-cycles>25</meta:editing-cycles>
    <meta:generator>LibreOffice/6.0.7.3$Linux_X86_64 LibreOffice_project/00m0$Build-3</meta:generator>
    <meta:document-statistic meta:table-count="1" meta:cell-count="421" meta:object-count="0"/>
  </office:meta>
</office:document-meta>
</file>